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fo:font-size="7pt" style:font-size-asian="7pt" style:font-size-complex="7pt"/>
    </style:style>
    <style:style style:name="P2" style:family="paragraph" style:parent-style-name="Preformatted_20_Text">
      <style:text-properties fo:font-size="7pt" officeooo:paragraph-rsid="000a42ee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fo:color="#000000" fo:font-size="16pt" officeooo:rsid="0000b993" officeooo:paragraph-rsid="0000b993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000000" fo:font-size="16pt" fo:font-style="normal" fo:font-weight="normal" officeooo:rsid="00035ef1" officeooo:paragraph-rsid="00035ef1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00b993" officeooo:paragraph-rsid="0000b993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style="normal" fo:font-weight="bold" officeooo:rsid="0000b993" officeooo:paragraph-rsid="0000b993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95741" officeooo:paragraph-rsid="0009574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35ef1" officeooo:paragraph-rsid="00035ef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Preformatted_20_Text">
      <style:text-properties fo:font-size="7pt" style:font-size-asian="7pt" style:font-size-complex="7pt"/>
    </style:style>
    <style:style style:name="P14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35ef1" officeooo:paragraph-rsid="00035ef1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ae7de" officeooo:paragraph-rsid="000ae7d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ae7de" officeooo:paragraph-rsid="000ae7de" style:font-size-asian="10.5pt" style:font-style-asian="normal" style:font-weight-asian="normal" style:font-size-complex="12pt" style:font-style-complex="normal" style:font-weight-complex="normal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text-align="cente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weight="bold"/>
    </style:style>
    <style:style style:name="T3" style:family="text">
      <style:text-properties officeooo:rsid="000582e9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ГУАП</text:p>
      <text:p text:style-name="P3">КАФЕДРА №14</text:p>
      <text:p text:style-name="P3"/>
      <text:p text:style-name="P5">ОТЧЕТ</text:p>
      <text:p text:style-name="P5">ЗАЩИЩЕН С ОЦЕНКОЙ</text:p>
      <text:p text:style-name="P5">ПРЕПОДАВАТЕЛЬ</text:p>
      <text:p text:style-name="P5"/>
      <text:p text:style-name="P5"/>
      <text:p text:style-name="P7"/>
      <text:p text:style-name="P7"><draw:line text:anchor-type="paragraph" draw:z-index="0" draw:style-name="gr1" draw:text-style-name="P17" svg:x1="-0.0102in" svg:y1="0.1484in" svg:x2="2.2815in" svg:y2="0.1484in"><text:p/></draw:line><draw:line text:anchor-type="paragraph" draw:z-index="1" draw:style-name="gr1" draw:text-style-name="P17" svg:x1="4.9327in" svg:y1="0.1484in" svg:x2="6.4665in" svg:y2="0.1484in"><text:p/></draw:line><draw:line text:anchor-type="paragraph" draw:z-index="2" draw:style-name="gr1" draw:text-style-name="P17" svg:x1="2.9055in" svg:y1="0.1484in" svg:x2="3.998in" svg:y2="0.1484in"><text:p/></draw:line></text:p>
      <text:p text:style-name="P7">Должность, уч. степень, звание<text:tab/><text:tab/>подпись, дата<text:tab/><text:tab/><text:tab/>инициалы, фамилия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6">ОТЧЕТ О ЛАБОРАТОРНОЙ РАБОТЕ №<text:span text:style-name="T3">2</text:span></text:p>
      <text:p text:style-name="P6"/>
      <text:p text:style-name="P11">тема: <text:span text:style-name="T3">указатели на функции, функции с переменным числом аргументов</text:span></text:p>
      <text:p text:style-name="P11"/>
      <text:p text:style-name="P11"/>
      <text:p text:style-name="P11">по курсу: ОСНОВЫ ПРОГРАММИРОВАН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РАБОТУ ВЫПОЛНИЛ</text:p>
      <text:p text:style-name="P12"><draw:line text:anchor-type="paragraph" draw:z-index="3" draw:style-name="gr2" draw:text-style-name="P18" svg:x1="1.1354in" svg:y1="0.2299in" svg:x2="2.0161in" svg:y2="0.2299in"><text:p/></draw:line><draw:line text:anchor-type="paragraph" draw:z-index="4" draw:style-name="gr2" draw:text-style-name="P18" svg:x1="2.6417in" svg:y1="0.2217in" svg:x2="4.0043in" svg:y2="0.2217in"><text:p/></draw:line><draw:line text:anchor-type="paragraph" draw:z-index="5" draw:style-name="gr2" draw:text-style-name="P18" svg:x1="4.8472in" svg:y1="0.2209in" svg:x2="6.448in" svg:y2="0.2209in"><text:p/></draw:line>СТУДЕНТ ГР.<text:tab/>1441<text:tab/><text:tab/><text:tab/><text:tab/><text:tab/><text:tab/><text:tab/> <text:s text:c="2"/><text:span text:style-name="T3">Лубинец М.И</text:span></text:p>
      <text:p text:style-name="P12"><text:tab/><text:tab/> <text:s text:c="8"/><text:span text:style-name="T1"><text:tab/><text:tab/><text:tab/> <text:s text:c="9"/>подпись, дата<text:tab/><text:tab/><text:tab/> инициалы, фамилия</text:span></text:p>
      <text:p text:style-name="P12"/>
      <text:p text:style-name="P12"/>
      <text:p text:style-name="P12"/>
      <text:p text:style-name="P12"/>
      <text:p text:style-name="P11">Санкт-Петербург</text:p>
      <text:p text:style-name="P11">2015</text:p>
      <text:p text:style-name="P4"><text:soft-page-break/>1. Постановка задачи</text:p>
      <text:p text:style-name="P4"/>
      <text:p text:style-name="P9">Реализовать набор функций с переменным числом параметров, для обращения к реализованному набору функций необходимо использовать указатели на функции. <text:line-break/>Необходимо организовать несколько обращений к реализованным функциям с различным количеством входных параметров.<text:line-break/><text:line-break/>Набор функций, необходимый к реализации:</text:p>
      <text:p text:style-name="P9">1) Функция определения количества слов, в которых гласных букв больше чем согласных.</text:p>
      <text:p text:style-name="P9">2) Функция определения количества слов, начинающихся с прописной буквы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2. Листинг</text:p>
      <text:p text:style-name="P1"/>
      <text:p text:style-name="P1">#include &lt;stdio.h&gt;</text:p>
      <text:p text:style-name="P1">#include &lt;stdarg.h&gt;</text:p>
      <text:p text:style-name="P1">#include &lt;stdlib.h&gt;</text:p>
      <text:p text:style-name="P1">#include &lt;string.h&gt;</text:p>
      <text:p text:style-name="P1"/>
      <text:p text:style-name="P1">int contains(<text:span text:style-name="T2">const</text:span> char* str, char ch){</text:p>
      <text:p text:style-name="P1"><text:s text:c="4"/>int l = strlen(str);</text:p>
      <text:p text:style-name="P1"><text:s text:c="4"/>int i;</text:p>
      <text:p text:style-name="P1"><text:s text:c="4"/><text:span text:style-name="T2">for</text:span>(i = 0; i &lt; l; i++){</text:p>
      <text:p text:style-name="P1"><text:s text:c="8"/><text:span text:style-name="T2">if</text:span>(str[i] == ch) {</text:p>
      <text:p text:style-name="P1"><text:s text:c="12"/><text:span text:style-name="T2">return</text:span> 1;</text:p>
      <text:p text:style-name="P1"><text:s text:c="8"/>}</text:p>
      <text:p text:style-name="P1"><text:s text:c="4"/>}</text:p>
      <text:p text:style-name="P1"><text:s text:c="4"/><text:span text:style-name="T2">return</text:span> 0;</text:p>
      <text:p text:style-name="P1">}</text:p>
      <text:p text:style-name="P1"/>
      <text:p text:style-name="P1">uint starts_lowercase(uint count, ...){</text:p>
      <text:p text:style-name="P1"><text:s text:c="4"/>uint amount = 0, i;</text:p>
      <text:p text:style-name="P1"><text:s text:c="4"/>va_list words;</text:p>
      <text:p text:style-name="P1"><text:s text:c="4"/>va_start(words, count);</text:p>
      <text:p text:style-name="P1"><text:s text:c="4"/><text:span text:style-name="T2">for</text:span>(i = 0; i &lt; count; i++){</text:p>
      <text:p text:style-name="P1"><text:s text:c="8"/>char* word = va_arg(words, char*);</text:p>
      <text:p text:style-name="P1"><text:s text:c="8"/><text:span text:style-name="T2">if</text:span>(word[0] &lt; 0x7A &amp;&amp; word[0] &gt; 0x61) <text:span text:style-name="T2">/*</text:span> <text:span text:style-name="T2">from</text:span> <text:span text:style-name="T2">a</text:span> <text:span text:style-name="T2">to</text:span> <text:span text:style-name="T2">z</text:span> <text:span text:style-name="T2">in</text:span> <text:span text:style-name="T2">ASCII</text:span> <text:span text:style-name="T2">codes</text:span> <text:span text:style-name="T2">*/</text:span></text:p>
      <text:p text:style-name="P1"><text:s text:c="12"/>amount++;</text:p>
      <text:p text:style-name="P1"><text:s text:c="4"/>}</text:p>
      <text:p text:style-name="P1"><text:s text:c="4"/><text:span text:style-name="T2">return</text:span> amount;</text:p>
      <text:p text:style-name="P1">}</text:p>
      <text:p text:style-name="P1"/>
      <text:p text:style-name="P1">uint has_more_vowels(uint count, ...){</text:p>
      <text:p text:style-name="P1"><text:s text:c="4"/><text:span text:style-name="T2">const</text:span> char* vowels = "eyuioa";</text:p>
      <text:p text:style-name="P1"><text:s text:c="4"/>uint amount = 0;</text:p>
      <text:p text:style-name="P1"><text:s text:c="4"/>va_list words;</text:p>
      <text:p text:style-name="P1"><text:s text:c="4"/>va_start(words, count);</text:p>
      <text:p text:style-name="P1"><text:s text:c="4"/>uint i, j;</text:p>
      <text:p text:style-name="P1"><text:s text:c="4"/><text:span text:style-name="T2">for</text:span>(i = 0; i &lt; count; i++){</text:p>
      <text:p text:style-name="P1"><text:s text:c="8"/>char* word = va_arg(words, char*);</text:p>
      <text:p text:style-name="P1"><text:s text:c="8"/>int balance = 0;</text:p>
      <text:p text:style-name="P1"><text:s text:c="8"/><text:span text:style-name="T2">for</text:span>(j = 0; j &lt; strlen(word); j++){</text:p>
      <text:p text:style-name="P1"><text:s text:c="12"/><text:span text:style-name="T2">if</text:span>(contains(vowels, word[j]))</text:p>
      <text:p text:style-name="P1"><text:s text:c="16"/>balance++;</text:p>
      <text:p text:style-name="P1"><text:s text:c="12"/><text:span text:style-name="T2">else</text:span></text:p>
      <text:p text:style-name="P1"><text:s text:c="16"/>balance--;</text:p>
      <text:p text:style-name="P1"><text:s text:c="8"/>}</text:p>
      <text:p text:style-name="P1"><text:s text:c="8"/><text:span text:style-name="T2">if</text:span>(balance &gt; 0) amount++;</text:p>
      <text:p text:style-name="P1"><text:s text:c="4"/>}</text:p>
      <text:p text:style-name="P1"><text:s text:c="4"/><text:span text:style-name="T2">return</text:span> amount;</text:p>
      <text:p text:style-name="P1">}</text:p>
      <text:p text:style-name="P1"/>
      <text:p text:style-name="P1">void print_help() {</text:p>
      <text:p text:style-name="P1"><text:s text:c="4"/>printf("Usage: ./labOP2 word1 word2 word3 word4 word5");</text:p>
      <text:p text:style-name="P1">}</text:p>
      <text:p text:style-name="P1"/>
      <text:p text:style-name="P1">int main(int argc, char** argv)</text:p>
      <text:p text:style-name="P1">{</text:p>
      <text:p text:style-name="P1"><text:s text:c="4"/><text:span text:style-name="T2">if</text:span>(argc &lt; 5) {</text:p>
      <text:p text:style-name="P1"><text:s text:c="8"/>print_help();</text:p>
      <text:p text:style-name="P1"><text:s text:c="8"/><text:span text:style-name="T2">return</text:span> 1;</text:p>
      <text:p text:style-name="P1"><text:s text:c="4"/>}</text:p>
      <text:p text:style-name="P1"><text:s text:c="4"/></text:p>
      <text:p text:style-name="P1"><text:s text:c="4"/>char* word0 = argv[1];</text:p>
      <text:p text:style-name="P1"><text:s text:c="4"/>char* word1 = argv[2];</text:p>
      <text:p text:style-name="P1"><text:s text:c="4"/>char* word2 = argv[3] ; </text:p>
      <text:p text:style-name="P1"><text:s text:c="4"/>char* word3 = argv[4];</text:p>
      <text:p text:style-name="P2"><text:s text:c="4"/>char* word4 = argv[5];</text:p>
      <text:p text:style-name="P2"/>
      <text:p text:style-name="P1"><text:s text:c="4"/>uint (*functions[2])(uint, ...);</text:p>
      <text:p text:style-name="P1"><text:s text:c="4"/>functions[0] = &amp;starts_lowercase;</text:p>
      <text:p text:style-name="P1"><text:s text:c="4"/>functions[1] = &amp;has_more_vowels;</text:p>
      <text:p text:style-name="P1"/>
      <text:p text:style-name="P1"><text:s text:c="4"/>int i;</text:p>
      <text:p text:style-name="P1"><text:s text:c="4"/></text:p>
      <text:p text:style-name="P1"><text:s text:c="4"/>printf("\n3 words.\n");</text:p>
      <text:p text:style-name="P1"><text:s text:c="4"/><text:span text:style-name="T2">for</text:span>(i = 0; i &lt; 2; i++){</text:p>
      <text:p text:style-name="P1"><text:s text:c="8"/>printf("Function %i: %i\n", i, functions[i](3, word0, word1, word2));</text:p>
      <text:p text:style-name="P1"><text:s text:c="4"/>}</text:p>
      <text:p text:style-name="P1"/>
      <text:p text:style-name="P1"><text:s text:c="4"/>printf("\n4 words.\n");</text:p>
      <text:p text:style-name="P1"><text:s text:c="4"/><text:span text:style-name="T2">for</text:span>(i = 0; i &lt; 2; i++){</text:p>
      <text:p text:style-name="P1"><text:s text:c="8"/>printf("Function %i: %i\n", i, functions[i](4, word0, word1, word2, word3));</text:p>
      <text:p text:style-name="P1"><text:s text:c="4"/>}</text:p>
      <text:p text:style-name="P1"/>
      <text:p text:style-name="P1"><text:s text:c="4"/>printf("\n5 words.\n");</text:p>
      <text:p text:style-name="P1"><text:s text:c="4"/><text:span text:style-name="T2">for</text:span>(i = 0; i &lt; 2; i++){</text:p>
      <text:p text:style-name="P1"><text:s text:c="8"/>printf("Function %i: %i\n", i, functions[i](5, word0, word1, word2, word3, word4));</text:p>
      <text:p text:style-name="P1"><text:s text:c="4"/>}</text:p>
      <text:p text:style-name="P1"/>
      <text:p text:style-name="P1"><text:s text:c="4"/><text:span text:style-name="T2">return</text:span> 0;</text:p>
      <text:p text:style-name="P1">}</text:p>
      <text:p text:style-name="P15"><text:soft-page-break/>3. Тестовые примеры</text:p>
      <text:p text:style-name="P15"/>
      <text:p text:style-name="P15"/>
      <text:p text:style-name="P16">1) Входные данные: qwerty roaaar badboy Mama Deutch slipknot </text:p>
      <text:p text:style-name="P16"><text:s text:c="3"/>Вывод:</text:p>
      <text:p text:style-name="P16"><text:tab/><text:tab/>3 words.</text:p>
      <text:p text:style-name="P16"><text:tab/><text:tab/>Function 0: 3</text:p>
      <text:p text:style-name="P16"><text:tab/><text:tab/>Function 1: 1</text:p>
      <text:p text:style-name="P16"/>
      <text:p text:style-name="P16"><text:tab/><text:tab/>4 words.</text:p>
      <text:p text:style-name="P16"><text:tab/><text:tab/>Function 0: 3</text:p>
      <text:p text:style-name="P16"><text:tab/><text:tab/>Function 1: 1</text:p>
      <text:p text:style-name="P16"/>
      <text:p text:style-name="P16"><text:tab/><text:tab/>5 words.</text:p>
      <text:p text:style-name="P16"><text:tab/><text:tab/>Function 0: 3</text:p>
      <text:p text:style-name="P16"><text:tab/><text:tab/>Function 1: 1</text:p>
      <text:p text:style-name="P16"/>
      <text:p text:style-name="P16">2) Входные данные: </text:p>
      <text:p text:style-name="P16"><text:s text:c="3"/>Вывод: Usage: ./labOP2 word1 word2 word3 word4 word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23:41:09.435405421</meta:creation-date>
    <dc:date>2015-10-24T14:55:34.069979111</dc:date>
    <meta:editing-duration>PT40M40S</meta:editing-duration>
    <meta:editing-cycles>6</meta:editing-cycles>
    <meta:generator>LibreOffice/5.0.1.2.0$Linux_X86_64 LibreOffice_project/00m0$Build-2</meta:generator>
    <meta:document-statistic meta:table-count="0" meta:image-count="0" meta:object-count="0" meta:page-count="4" meta:paragraph-count="111" meta:word-count="415" meta:character-count="3037" meta:non-whitespace-character-count="2300"/>
  </office:meta>
</office:document-meta>
</file>